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75in"/>
    </style:style>
    <style:style style:name="co3" style:family="table-column">
      <style:table-column-properties fo:break-before="auto" style:column-width="0.375in"/>
    </style:style>
    <style:style style:name="co4" style:family="table-column">
      <style:table-column-properties fo:break-before="auto" style:column-width="0.3333333333333333in"/>
    </style:style>
    <style:style style:name="co5" style:family="table-column">
      <style:table-column-properties fo:break-before="auto" style:column-width="0.4166666666666667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0.4479166666666667in"/>
    </style:style>
    <style:style style:name="co8" style:family="table-column">
      <style:table-column-properties fo:break-before="auto" style:column-width="0.34375in"/>
    </style:style>
    <style:style style:name="co9" style:family="table-column">
      <style:table-column-properties fo:break-before="auto" style:column-width="0.3645833333333333in"/>
    </style:style>
    <style:style style:name="co10" style:family="table-column">
      <style:table-column-properties fo:break-before="auto" style:column-width="1.385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EN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ENU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1" table:default-cell-style-name="ce15" table:number-columns-repeated="244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CAL</text:p>
          </table:table-cell>
          <table:table-cell table:style-name="ce21" office:value-type="string">
            <text:p>FAT</text:p>
          </table:table-cell>
          <table:table-cell table:style-name="ce21" office:value-type="string">
            <text:p>SFAT</text:p>
          </table:table-cell>
          <table:table-cell table:style-name="ce21" office:value-type="string">
            <text:p>TFAT</text:p>
          </table:table-cell>
          <table:table-cell table:style-name="ce21" office:value-type="string">
            <text:p>CHOL</text:p>
          </table:table-cell>
          <table:table-cell table:style-name="ce21" office:value-type="string">
            <text:p>SALT</text:p>
          </table:table-cell>
          <table:table-cell table:style-name="ce21" office:value-type="string">
            <text:p>CARB</text:p>
          </table:table-cell>
          <table:table-cell table:style-name="ce21" office:value-type="string">
            <text:p>FBR</text:p>
          </table:table-cell>
          <table:table-cell table:style-name="ce21" office:value-type="string">
            <text:p>SGR</text:p>
          </table:table-cell>
          <table:table-cell table:style-name="ce21" office:value-type="string">
            <text:p>PRO</text:p>
          </table:table-cell>
          <table:table-cell table:style-name="ce21" office:value-type="string">
            <text:p>CATEGORY</text:p>
          </table:table-cell>
        </table:table-row>
        <table:table-row table:style-name="ro2">
          <table:table-cell table:style-name="ce21" office:value-type="string">
            <text:p>Bacon Clubhouse Burger 9.4 oz (267 g)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lubhouse Grilled Chicken Sandwich 9.9 oz (281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Southern Style Crispy Chicken Sandwich 5.6 oz (160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Rib ® 7.3 oz (208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Southwest Chicken (Crispy) 11.7 oz (331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Southwest Chicken (Grilled) 11.6 oz (328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Bacon (Crispy) 11.1 oz (316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Bacon (Grilled) 11.1 oz (313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Ranch (Crispy) 10.9 oz (310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Ranch (Grilled) 10.9 oz (308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Sweet Chili (Crispy) 10.7 oz (304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Sweet Chili (Grilled) 10.6 oz (302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ig Mac 7.4 oz (211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® with Cheese 7 oz (19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Bacon &amp; Cheese 7.7 oz (217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Deluxe 8.4 oz (238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ouble Quarter Pounder with Cheese 9.8 oz (277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Hamburger 3.5 oz (98 g)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Cheeseburger 4 oz (113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BQ Ranch Burger 4 oz (113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Grilled Onion Cheddar 4 oz (113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ouble Cheeseburger 5.7 oz (161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Double 5.2 oz (147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McDouble 5.7 oz (161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aily Double 6.7 oz (190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Ranch Snack Wrap® (Grilled) 4.5 oz (127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Jalapeño Double 5.6 oz (159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Deluxe 8.9 oz (253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Artisan Grilled Chicken Sandwich 7.2 oz (204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Steakhouse Sirloin Third Pound Burger 9.7 oz (276 g)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&amp; Cheese Sirloin Third Pound Burger 10.3 oz (292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Lettuce &amp; Tomato Sirloin Third Pound Burger 10.9 oz (310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lubhouse Grilled Chicken Sandwich 9.9 oz (281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Southern Style Crispy Chicken Sandwich 5.6 oz (160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Southwest Chicken (Crispy) 11.7 oz (331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Southwest Chicken (Grilled) 11.6 oz (328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Crispy) 11.1 oz (316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Grilled) 11.1 oz (313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Crispy) 10.9 oz (310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Grilled) 10.9 oz (308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Crispy) 10.7 oz (304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Grilled) 10.6 oz (302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10 piece)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20 piece) 11.4 oz (323 g)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6 piece) 3.4 oz (97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40 piece) 22.8 oz (646 g)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3600">
            <text:p>360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7">
            <text:p>8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Crispy Chicken 11.3 oz (321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Grilled) 4.5 oz (127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Grilled Chicken 11.2 oz (31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Crispy Chicken 12.6 oz (357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Grilled Chicken 12.5 oz (354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4 piece) 2.3 oz (65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Grilled Chicken Deluxe Sandwich 7.9 oz (224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Selects (3 pc) 4.4 oz (12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Artisan Grilled Chicken Sandwich 7.2 oz (204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, Egg &amp; Cheese Bagel 8.5 oz (241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 &amp; Egg Biscuit (Regular Biscuit) 7.1 oz (201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® with Egg 5.7 oz (161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otcakes and Sausage 6.8 oz (192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outhern Style Chicken Biscuit (Regular Size Biscuit) 5 oz (14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Egg McMuffin® 4.8 oz (136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(Regular Size Biscuit) 5.3 oz (150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(Regular Size Biscuit) 5.7 oz (163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McGriddles 6.1 oz (17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Griddles® 5 oz (141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, Egg &amp; Cheese McGriddles® 7.1 oz (201 g)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agel with Egg Whites 6.8 oz (194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® (Regular Size Biscuit) 9.5 oz (269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(Regular Size Biscuit) 14.8 oz (420 g)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2150">
            <text:p>215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Cinnamon Melts 4 oz (11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otcakes 5.3 oz (151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Egg White Delight 4.8 oz (135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(Large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(Large Size Biscuit) 15.3 oz (434 g)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® (Large Size Biscuit) 10 oz (283 g)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(Large Size Biscuit) 4.6 oz (131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(Large Size Biscuit) 6.2 oz (177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outhern Style Chicken Biscuit (Large Size Biscuit) 5.5 oz (15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with Egg Whites (Large Biscuit) 5.9 oz (16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 with Egg Whites 5.7 oz (161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McGriddles with Egg Whites 6.3 oz (178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with Egg Whites (RegularBiscuit) 5.4 oz (15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Egg Whites (Large Size Biscuit) 10.1 oz (286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Egg Whites (Regular Size Biscuit) 9.6 oz (272 g)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and Egg Whites (Large Biscuit) 15.4 oz (437 g)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290">
            <text:p>229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and Egg Whites (Regular Biscuit) 14.9 oz (423 g)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without Brown Sugar 8.8 oz (250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Whites (Large Size Biscuit) 6.4 oz (181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Whites (Regular Size Biscuit) 5.9 oz (167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, Egg &amp; Cheese McGriddles with Egg Whites 7.2 oz (205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agel 6.7 oz (190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 &amp; Egg McMuffin 6.5 oz (185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® 3.9 oz (111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ide Salad 3.1 oz (87 g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(without chicken) 7.9 oz (225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(without chicken) 8.4 oz (239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with Crispy Chicken 11.3 oz (321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with Grilled Chicken 11.2 oz (31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with Crispy Chicken 12.6 oz (357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with Grilled Chicken 12.5 oz (354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</text:p>
          </table:table-cell>
        </table:table-row>
        <table:table-row table:style-name="ro2">
          <table:table-cell table:style-name="ce21" office:value-type="string">
            <text:p>Small French Fries 2.6 oz (75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Apple Slices 1.2 oz (3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Side Salad 3.1 oz (87 g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Large French Fries 5.9 oz (168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edium French Fries 3.9 oz (111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Kids Fries 1.3 oz (38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Ranch Snack Wrap® (Grilled) 4.5 oz (127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Strawberry Gogurt 2.3 oz (6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Cuties 3 oz (85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100% Apple Juice Box 6 fl oz (177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Large) 32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Medium) 22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Large) 3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Large) 3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Medium) 2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Small) 16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Large) (32 fl oz cup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Large) (32 fl oz cup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Small) (16 fl oz cup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Large) 3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at Free Chocolate Milk Jug 1 carton (236 ml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Small) 12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asani® Water 16.9 fl oz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One-Percent Low Fat Milk Jug 1 carton (236 ml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Small) (16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Small) 16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Medium) 16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Medium) 21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Medium) 21 fl oz cup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Large) 30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Medium) 21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Extra Small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Large) 3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Medium) 21 fl oz cup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Extra Small) (1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Large) (3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Medium) (21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Large) 2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Extra Small) 12 fl oz cup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Large) 30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Medium) 21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Extra Small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Large) 3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Chocolate Mocha (Medium) 16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Chocolate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Medium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Small) 1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Medium) 16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Large) 20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Large) 20 fl oz cup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Small) 12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Medium) 16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Large) 2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Small) 1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Large) 22 fl oz cup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Medium) 16 fl oz cup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Large) 20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Medium) 16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Medium) 16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Large) 2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Medium) 16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Medium) 16 fl oz cup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Large) 22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Large) 32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Medium) 22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Large) 3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Large) 3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Medium) 2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Small) 16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Large) (32 fl oz cup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Large) (32 fl oz cup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Small) (16 fl oz cup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Large) 3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Large) 22 fl oz cup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Small) 1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Large) 20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Small) 12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Medium) 16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Large) 20 fl oz cup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Small) 1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Large) 20 fl oz cup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Large) 20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Small) 13.3 oz (376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Medium) 16.4 oz (46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Large) 20.8 oz (590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aked Hot Apple Pie 2.7 oz (7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Chip Cookie 1 cookie (3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Oatmeal Raisin Cookie 1 cookie (33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Reduced Fat Ice Cream Cone 3.7 oz (105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Kiddie Cone 1 oz (29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Hot Fudge Sundae 6.3 oz (179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Hot Caramel Sundae 6.4 oz (182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Sundae 6.3 oz (178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M&amp;M'S® Chocolate Candies (12 fl oz cup) 12 fl oz cup (310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OREO® Cookies (12 fl oz cup) 10.1 oz (285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&amp; CRÈME PIE 3.03 oz (8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M&amp;M'S® Chocolate Candies 7.3 oz (20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OREO® Cookies 6.7 oz (19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Fried Cherry Pie 2.9 oz (8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Grape Jam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Coffee Cream 0.4 fl oz (11 ml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trawberry Preserves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ugar Packet 1 pkg (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EQUAL® ZER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PLENDA® N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t Habanero Sauce 22 oz (0 g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Ketchup Packet 1 pkg (9 g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Creamy Ranch Sauce 0.8 oz (22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Sesame Ginger Dressing 1.5 fl oz (44 ml)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picy Buffalo Sauce 0.8 oz (22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Balsamic Vinaigrette 1.5 fl oz (44 ml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Creamy Southwest Dressing 1.5 fl oz (44 ml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Family Recipe Italian Dressing 1.5 fl oz (44 ml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alt Packet 1 pkg (0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ney 1 pkg (1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Ranch Dressing 2 fl oz (59 ml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weet 'N Sour Sauce 1 pkg (28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tcake Syrup 1 pkg (60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Peanuts (for Sundaes) 0.3 oz (7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ney Mustard Sauce 0.8 oz (22 g)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Tangy Barbeque Sauce 1 pkg (28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Premium McWrap Southwest Chicken (Grilled) 11.6 oz (328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Whipped Margarine (1 pat) 1 pkg (6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Tartar Sauce Cup 1 oz (2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ENU" style:display-name="PageStyle_MEN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